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Def.add( ResourceCollection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edElement.setClassName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Def.addAttribute( Attribute 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Def.isAttributeSupported( String attribut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Def.createNestedElement( String element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ScriptDef.executeScript( Map attributes , Map ele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Def.setManager( String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Def.addTex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Def.addElement( NestedElement nested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Def.setProject( Project pro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riptDef.setLanguage(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edElement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Def.setSrc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Def.lookupScriptReposi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criptDef.execute(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NestedElement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Def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Def.executeScript( Map attributes , Map elements , ScriptDefBase instan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